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Ubuntu" svg:font-family="Ubuntu"/>
    <style:font-face style:name="Ubuntu Mono" svg:font-family="'Ubuntu Mono'" style:font-pitch="fixed"/>
    <style:font-face style:name="Ubuntu1" svg:font-family="Ubuntu" style:font-pitch="variable"/>
    <style:font-face style:name="Ubuntu2"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992cm" table:align="margins"/>
    </style:style>
    <style:style style:name="Table1.A" style:family="table-column">
      <style:table-column-properties style:column-width="17.992cm" style:rel-column-width="65535*"/>
    </style:style>
    <style:style style:name="Table1.A1" style:family="table-cell">
      <style:table-cell-properties fo:padding="0cm" fo:border="none"/>
    </style:style>
    <style:style style:name="P1" style:family="paragraph" style:parent-style-name="Text_20_body">
      <style:text-properties fo:font-size="10.5pt" style:font-size-asian="10.5pt" style:font-size-complex="10.5pt"/>
    </style:style>
    <style:style style:name="P2" style:family="paragraph" style:parent-style-name="Text_20_body">
      <style:text-properties style:font-name="Ubuntu Mono" fo:font-size="11pt" style:font-size-asian="11pt" style:font-size-complex="11pt"/>
    </style:style>
    <style:style style:name="P3" style:family="paragraph" style:parent-style-name="Text_20_body">
      <style:text-properties style:font-name="Ubuntu Mono" fo:font-size="11.5pt" style:font-size-asian="11.5pt" style:font-size-complex="11.5pt"/>
    </style:style>
    <style:style style:name="P4" style:family="paragraph" style:parent-style-name="Table_20_Contents">
      <style:text-properties style:font-name="Ubuntu1" fo:font-size="11pt" style:font-size-asian="11pt" style:font-size-complex="11pt"/>
    </style:style>
    <style:style style:name="P5" style:family="paragraph" style:parent-style-name="Text_20_body" style:master-page-name="">
      <style:paragraph-properties fo:margin-left="0cm" fo:margin-right="0cm" fo:margin-top="0cm" fo:margin-bottom="0.212cm" fo:text-indent="0cm" style:auto-text-indent="false" style:page-number="auto"/>
    </style:style>
    <style:style style:name="P6" style:family="paragraph" style:parent-style-name="Text_20_body">
      <style:paragraph-properties fo:margin-left="0cm" fo:margin-right="0cm" fo:margin-top="0cm" fo:margin-bottom="0.212cm" fo:text-indent="0cm" style:auto-text-indent="false"/>
    </style:style>
    <style:style style:name="T1" style:family="text">
      <style:text-properties fo:font-size="18pt" style:font-size-asian="18pt" style:font-size-complex="18pt"/>
    </style:style>
    <style:style style:name="T2"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Multiple Sequence Alignment Using Genetic Algorithms</text:span> </text:h>
      <text:h text:style-name="Heading_20_2" text:outline-level="2">Introduction</text:h>
      <text:p text:style-name="P5"><text:tab/>Multiple Sequence Alignment(MSA) is a common problem in bioinformatics[2], it involves lining up sequences which represent <text:s/>genes or proteins. Properly aligned sequences allow the similarities and differences of sequences to be seen[3]. They can show characteristic motifs[16] which are short sequences or patterns which are conserved<text:note text:id="ftn1" text:note-class="footnote"><text:note-citation>1</text:note-citation><text:note-body><text:p text:style-name="Footnote">Conserved genes or proteins remain the same over evolutionary time and can be found in distantly related organisms. <text:s/></text:p></text:note-body></text:note>, and may be functionality related[15]. Another use is the re-construction of Phylogenetic Trees[17] which is a diagram showing the evolutionary relationships between organisms[15]. With all the information given by aligned sequences and using the idea that similarities of sequences also infer similarities of function. This helps to provide information about the functionality of genes and proteins in newly sequenced organisms [1] by comparing similarities found to other organisms where the functionality of the sequences has already been found.</text:p>
      <text:p text:style-name="P6"/>
      <table:table table:name="Table1" table:style-name="Table1">
        <table:table-column table:style-name="Table1.A"/>
        <table:table-row>
          <table:table-cell table:style-name="Table1.A1" office:value-type="string">
            <text:p text:style-name="P3">scxa_buteu vrd<text:span text:style-name="T2">gy</text:span>iaddkd<text:span text:style-name="T2">c</text:span>ayf<text:span text:style-name="T2">c</text:span>gr---nay<text:span text:style-name="T2">c</text:span>dee<text:span text:style-name="T2">c</text:span>k---kgaes<text:span text:style-name="T2">g</text:span>k<text:span text:style-name="T2">c</text:span>wyagqygna<text:span text:style-name="T2">c</text:span>w<text:span text:style-name="T2">c</text:span>yk<text:span text:style-name="T2">l</text:span>pdwvpikqkvsgk-<text:span text:style-name="T2">c</text:span>n----</text:p>
            <text:p text:style-name="P3">scx1_titse -kd<text:span text:style-name="T2">gy</text:span>pveydn<text:span text:style-name="T2">c</text:span>ayi<text:span text:style-name="T2">c</text:span>wnyd-nay<text:span text:style-name="T2">c</text:span>dkl<text:span text:style-name="T2">c</text:span>k--dkkads<text:span text:style-name="T2">g</text:span>y<text:span text:style-name="T2">c</text:span>yw---vhil<text:span text:style-name="T2">c</text:span>y<text:span text:style-name="T2">c</text:span>yg<text:span text:style-name="T2">l</text:span>pdseptktn--gk-<text:span text:style-name="T2">c</text:span>ksgkk</text:p>
            <text:p text:style-name="P3">scx6_titse -re<text:span text:style-name="T2">gy</text:span>padskg<text:span text:style-name="T2">c</text:span>kit<text:span text:style-name="T2">c</text:span>flta-agy<text:span text:style-name="T2">c</text:span>nte<text:span text:style-name="T2">c</text:span>t--lkkgss<text:span text:style-name="T2">g</text:span>y<text:span text:style-name="T2">c</text:span>aw-----pa<text:span text:style-name="T2">c</text:span>y<text:span text:style-name="T2">c</text:span>yg<text:span text:style-name="T2">l</text:span>pesvkiwtsetnk-<text:span text:style-name="T2">c</text:span>-----</text:p>
            <text:p text:style-name="P3">scx1_cenno -kd<text:span text:style-name="T2">gy</text:span>lvdakg<text:span text:style-name="T2">c</text:span>kkn<text:span text:style-name="T2">c</text:span>yklgkndy<text:span text:style-name="T2">c</text:span>nre<text:span text:style-name="T2">c</text:span>rmkhrggsy<text:span text:style-name="T2">g</text:span>y<text:span text:style-name="T2">c</text:span>-----ygfg<text:span text:style-name="T2">c</text:span>y<text:span text:style-name="T2">c</text:span>eg<text:span text:style-name="T2">l</text:span>sdstptwplp-nkt<text:span text:style-name="T2">c</text:span>sgk--</text:p>
            <text:p text:style-name="P3">six2_leiqu --d<text:span text:style-name="T2">gy</text:span>irkrdg<text:span text:style-name="T2">c</text:span>kls<text:span text:style-name="T2">c</text:span>lfg--neg<text:span text:style-name="T2">c</text:span>nke<text:span text:style-name="T2">c</text:span>k--syggsy<text:span text:style-name="T2">g</text:span>y<text:span text:style-name="T2">c</text:span>wt---wgla<text:span text:style-name="T2">c</text:span>w<text:span text:style-name="T2">c</text:span>eg<text:span text:style-name="T2">l</text:span>pd-ektwksetn-t<text:span text:style-name="T2">c</text:span>g---</text:p>
          </table:table-cell>
        </table:table-row>
        <table:table-row>
          <table:table-cell table:style-name="Table1.A1" office:value-type="string">
            <text:p text:style-name="P4">Table 1: A multiple sequence alignment, The fully aligned columns are highlighted </text:p>
          </table:table-cell>
        </table:table-row>
      </table:table>
      <text:p text:style-name="P2"/>
      <text:p text:style-name="Text_20_body"><text:tab/>A sample multiple sequence is shown in table 1. On the left hand side the name of each sequence is shown and followed by the sequence with the fully aligned columns are highlighted. Each letter represents one of twenty amino acids. The sequences can be adjusted by inserting or removing gaps which are represented by the dash character '-'. During a sequence alignment gaps will be inserted and removed until an optimal solution is found. <text:s text:c="3"/></text:p>
      <text:p text:style-name="Text_20_body"><text:tab/>Multiple sequence alignments involve rearranging the sequences of an alignment by inserting or removing gaps [22]. It is not a trivial matter to arrange the proteins and create biologically likely alignment. Multiple sequence alignment is an NP-complete problem [26]. This means there is no solution that can be calculated fast. The time taken to compute the solution gets very large as the size of the problem grows [27], in this case as the length of the sequences increases or if more sequences are added to the alignment. The multiple sequence alignment problem has a very large search space, there is a large number of possible ways one could arrange [19] the sequences until the mathematically best alignment is found. This would take a very long time [18] and because of the large amount of computational resources required it is not <text:soft-page-break/>desirable [4]. Given the above constraints many heuristics have been developed which sacrifice finding the optimal alignment [18] for finding a good alignment quickly [4]. In this paper I will examine and implement the use of a genetic algorithm to solve this problem.</text:p>
      <text:h text:style-name="Heading_20_2" text:outline-level="2">State of the art.</text:h>
      <text:p text:style-name="Text_20_body"><text:tab/>There have been many different algorithms developed for multiple sequence alignments. The most successful of these use a progressive or iterative approach[9]. Progressive algorithms work by aligning the closest two sequences and progressively adding more sequences. Some programs which implement this method are CLUSTAL W[10] and MULTAL[11]. The disadvantage of progressive algorithms is they can get stuck at a 'local minimum' because of the greedy nature of aligning the most similar sequences first, and later being unable to change them[12] prevent newly added sequences being properly aligned[9].</text:p>
      <text:p text:style-name="Text_20_body"><text:tab/>Iterative methods start with a complete alignment and try to improve it each iteration[9]. Statistical methods such as hidden Markov models have also been introduced to improve alignments during the iterations[13].</text:p>
      <text:p text:style-name="Text_20_body"><text:s/><text:tab/>Algorithms such as the popular T-COFFEE[14] use a progressive approach but creates a library of alignment information before the main alignment takes place this helps to guide the alignment and prevents the greedy nature of progressive algorithms interfering with the alignment[14].</text:p>
      <text:h text:style-name="Heading_20_2" text:outline-level="2">Genetic Algorithm</text:h>
      <text:p text:style-name="Text_20_body"><text:tab/>In this project I implement a Genetic Algorithm which is a computer application based on Darwinian evolution [28]. Genetic algorithms represent possible solutions to a problem as a genotype which is this case is a mutilate sequence alignment such as the one shown in table 1. Over a number of generations diversity is introduced to the population by mutation and crossover operators. The mutation operators randomly make changes to the genotype of the candidate solutions, <text:s/>with the intent of introducing better solutions and also to stop the algorithm becoming too greedy, that is to stop the algorithm finding a less than optimal solution and getting stuck there. The crossover operators select two candidate solutions and joins one half of one with the other half of the other and vice versa, this produces to child solutions that may incorporate some of the best parts of both parents. The fittest solutions present in each generation are used during crossover to create the next generation[20] and mutations may be applied in a random manner to some of the candidate solutions.</text:p>
      <text:p text:style-name="Text_20_body"><text:tab/>At the end of each generation the fittest solutions are kept and the less fit are removed from the population. With every generation the population becomes a little bit fitter.</text:p>
      <text:p text:style-name="Text_20_body"><text:soft-page-break/><text:tab/></text:p>
      <text:p text:style-name="Text_20_body"><text:tab/>The genetic algorithm implemented in this paper is based on Parallel Niche Pareto AlineGA (PNPAlineGA) developed by Fernando da Silva[2].</text:p>
      <text:p text:style-name="Text_20_body"><text:tab/>Solving the problem of MSA using a genetic algorithm requires the development of A genotype, phenotype, fitness function, crossover operator, and mutation operator[20]. </text:p>
      <text:p text:style-name="Text_20_body"><text:tab/></text:p>
      <text:h text:style-name="Heading_20_2" text:outline-level="2">Multi-objective Optimisation</text:h>
      <text:p text:style-name="Text_20_body"><text:tab/>In this application there are two parameters which we want to maximize. The sum-of-pairs and the identity score of an alignment. As we want to maximize both of these values and it is possible that these parameters will be conflicting. Multi-objective optimisation will be used to select the candidate solutions which will be kept for the next generation and be used in the crossover operators. </text:p>
      <text:p text:style-name="Text_20_body"><text:tab/>All of the candidate solutions which are not dominated by another solution form the pareto optimal front [8]. The solutions on this front will be kept for the next generation and they will have a higher chance of being selected for crossover operations. There will still be a chance of the solutions that are dominated by other solutions being selected for crossover, this prevents the algorithm becoming greedy and can help to break out of local optimal solutions.</text:p>
      <text:p text:style-name="Text_20_body"><text:tab/>The individuals in the population will be assigned different probability of being selected for crossover based on how many if any other individuals dominate them. With the non-dominated individuals having the highest probability of being selected and the dominated having less chance of being selected.</text:p>
      <text:p text:style-name="Text_20_body"><text:tab/>To guarantee that the optimal front has been produced would require too much computational power and time [8]. Our genetic algorithmic approach fits well into this model where we sacrifice a guarantee of the optimal solution for a good approximate solution which is quickly computed. </text:p>
      <text:p text:style-name="Text_20_body"><text:tab/>It is preferable to keep as much diversity as possible in the <text:s/>in the population. We want to keep a diversity set of non-dominated solutions in the population [8]. To help prevent the pareto front from converging to a set of very similar solutions and to keep the population spread along the pareto front density will be considered when selecting the population. All individuals are given a niche count based on the number of individuals with similar fitness which are near to them. Candidates with similar individuals nearby will have there fitness reduced and may be removed from the population[24].</text:p>
      <text:p text:style-name="Text_20_body"><text:tab/>The measures used to determine the strength of a solution are Identity which counts the number of fully aligned columns, where the same protein is in the same position in each line. Sum of pairs, where a scoring matrix is used to determine the biological relevance of an alignment [6].</text:p>
      <text:p text:style-name="Text_20_body"><text:soft-page-break/><text:tab/>The scoring matrix used in sum-of-pairs was first developed by Dayhoff et. al . In 1972[6]. It uses knowledge of protein point mutation to work out the statistical likelihood of one protein evolving into another over evolutionary time. The PAM350 (Point Accepted Mutation)[6] used in this application gives each of the 20 amino acids a probability of mutating into another given that their has been 350 point mutations per 100 amino acid links. This matrix makes it likely that every point has under gone more than one mutation. The matrix was calculated using the a PAM Matrix calculator[7].</text:p>
      <text:p text:style-name="Text_20_body"><text:tab/>The sum of pairs score is calculated by comparing the the amino acids for each position against all the other lines at the same position and checking the value for the two proteins in the PAM350 scoring matrix. These values are then added or subtracted and a value calculated the higher the value the more biological relevant the alignment. A gap penalty of -10 is used when an amino acid compared against a gap in another line.</text:p>
      <text:h text:style-name="Heading_20_2" text:outline-level="2"/>
      <text:h text:style-name="Heading_20_2" text:outline-level="2">Implementation</text:h>
      <text:p text:style-name="Standard">The genotype, representing the candidate solutions in this case is a string representing each sequence[2] and all sequences are printed on a line of there own making up the alignment. The internal representation of the genotype is a 2 dimensional numpy[21] array. numpy allows for quick and accurate indexing and changing of values stored in the array. The genotype and phenotype in this algorithm are the same.</text:p>
      <text:p text:style-name="Text_20_body"><text:tab/>The evaluation of the fitness of each candidate solution is measured using two indicates. The sum-of-pairs compares the value in each position of each line with the values in that same position in every other line, and looks up a value in a table holding biologically relevant scores for the proteins, all the values are added together to give the sum-of-pairs for the alignment. The identity is the sum of all the columns which have the same value on all the lines.</text:p>
      <text:p text:style-name="Text_20_body"><text:tab/>The crossover and mutation operators are specially designed for this application. For the sequences to remain valid the sequence of the proteins <text:s/>must be preserved. The only modifications that can be made is to add, move, or delete the gaps in between the proteins[22]. </text:p>
      <text:p text:style-name="Text_20_body"><text:tab/>The Crossover operator takes two parent operators and preforms mixes them together. There are three crossover operators in this algorithm. The first preforms a vertical split by choosing a position at random and spiting both parents at that column and putting the left of parent 1 with the right of parent 2, and the right of parent 1 with the left of parent 2. gaps may be inserted to preserve the sequence of the alignment[22]. The second crossover operator randomly selects a horizontal position and places the top of parent 1 with the bottom of parent 2 and vice versa. The final crossover operator all the complete columns identified in parent 1 that are not in parent 2. Then by inserting or <text:soft-page-break/>deleting gaps that complete column is created in parent2. Note the final operator only creates one offspring.</text:p>
      <text:p text:style-name="Text_20_body"><text:tab/>There are six mutation operators 3 regular and 2 smart the difference is the smart operators check to see if the mutation has improved the alignment. If it has not the mutation is tried again with the original alignment this is repeated some times and if no improvement is made the original sequence is kept[23].</text:p>
      <text:p text:style-name="Text_20_body"><text:tab/>The first regular operator is Gap Insertion a gap is inserted into each line of the alignment the user can choose how many gaps to insert[23]. The second operator is Gap Shift where a gap is randomly chosen and and moved to another location of the sequence[23]. Merge Space is the last regular operator it randomly selects 2 or three consecutive gaps which may or may not be adjacent and makes them adjacent and moves them to a random place in the sequence.</text:p>
      <text:p text:style-name="Text_20_body"><text:tab/>The first of the smart operators is Smart Gap Insertion selects a <text:s/>position at random and inserts a number selected by the user of gaps at that position and gaps are inserted at the start and end of all the other lines to keep them the same length. At the first attempt there is equal chance of inserting the gaps at the start or end of the sequence. If that fails to produce a better alignment on the next try it becomes 10% more likely that the gaps will be inserted at the other side[23].</text:p>
      <text:p text:style-name="Text_20_body"><text:tab/>The next smart operator Smart Gap Shifting randomly selects a gap and trys to move it left or right until the fitness improves. The amount amount of times to try to move the gap is set by the user. The direction probability is equal at the start and changes like in Smart Gap Insertion [23].</text:p>
      <text:p text:style-name="Text_20_body"><text:tab/>The final smart operator is Smart Merge Space which is similar to regular merge space but only accepts mutations if they improve fitness [23].</text:p>
      <text:p text:style-name="Text_20_body"><text:tab/>When running a smart mutation operator the new solution will only be used if one of the identity or the sum-of-pairs values improves and the other dose not become worst [8]. A candidate solution is said to <text:s/>dominate <text:s/>another if no component of that solution is smaller than the corresponding component of the other candidate solution and at least one component is greater [8].</text:p>
      <text:p text:style-name="Text_20_body"><text:tab/>A tournament each generation is used to select which candidate solutions are kept as is and which are mutated and used in crossover. Elitism is used so the top 40% [2] of the solutions are kept and used in the next generation but these solutions can still be used for crossover and the child solutions generated from these can also be in the next generation. </text:p>
      <text:p text:style-name="Text_20_body"><text:tab/>To decide which individuals are used in mating binary tournament selection is used where two individuals are chosen at random and the fittest one is add to the mating pool [8].</text:p>
      <text:p text:style-name="Text_20_body"/>
      <text:h text:style-name="Heading_20_2" text:outline-level="2"><text:soft-page-break/>Testing</text:h>
      <text:p text:style-name="Text_20_body">This genetic algorithmic approach will then be tested against other methods using the BAliBASE(Benchmark Alignment dataBASE) A set of sequences containing high-quality, documented alignments[5] which allow the comparison of different alignment software. <text:s/></text:p>
      <text:p text:style-name="Text_20_body"/>
      <text:h text:style-name="Heading_20_2" text:outline-level="2">Bibliography </text:h>
      <text:p text:style-name="P1">1<text:tab/>Thompson, J.D., Plewniak, F., Ripp, R., Thierry, J.-C., and Poch, O. (2001).</text:p>
      <text:p text:style-name="P1"><text:tab/> Towards a reliable objective function for multiple sequence alignments.</text:p>
      <text:p text:style-name="P1"><text:tab/> <text:s/>Journal of Molecular Biology, 314(4):937-951.</text:p>
      <text:p text:style-name="P1">2<text:tab/>Silva, F. J. M.J., Pérez, J. M. S.M., Pulido, J. A. G. A., and Rodríguez, M. V. A. (2011).</text:p>
      <text:p text:style-name="P1"><text:tab/> Parallel niche pareto AlineaGA-an evolutionary multiobjective approach on multiple</text:p>
      <text:p text:style-name="P1"><text:tab/> <text:s/>sequence alignment. Journal of integrative bioinformatics, 8(3).</text:p>
      <text:p text:style-name="P1">3<text:tab/>Silva, F., Sánchez Pérez, J., Gómez Pulido, J., and Vega Rodríguez, M. (2010).</text:p>
      <text:p text:style-name="P1"><text:tab/> AlineaGA—a genetic algorithm with local search optimization for multiple sequence <text:tab/> <text:tab/> <text:s/>alignment. Applied Intelligence, 32(2):164-172.</text:p>
      <text:p text:style-name="P1">4<text:tab/>Pevzner, A. Pavel.(2000), Computational Molecular Biology An Algorithmic Approach,</text:p>
      <text:p text:style-name="P1"><text:tab/> Chapter 7 MIT Press 0-262-16197-4</text:p>
      <text:p text:style-name="P1">5<text:tab/>Thompson, J. D., Plewniak, F., and Poch, O. (1999). BAliBASE: a benchmark alignment</text:p>
      <text:p text:style-name="P1"><text:tab/> database for the evaluation of multiple alignment programs. Bioinformatics, 15(1):87-88.</text:p>
      <text:p text:style-name="P1">6<text:tab/>Dayhoff, M. O. and Schwartz, R. M. (1978). A model of evolutionary change in proteins.</text:p>
      <text:p text:style-name="P1"><text:tab/> In in Atlas of Protein Sequence and Structure.</text:p>
      <text:p text:style-name="P1">7<text:tab/>http://www.bioinformatics.nl/tools/pam.html</text:p>
      <text:p text:style-name="P1">8<text:tab/>Zitzler, E., Laumanns, M., and Bleuler, S. (2004). A tutorial on evolutionary multiobjective</text:p>
      <text:p text:style-name="P1"><text:tab/> optimization. In Gandibleux, X., Sevaux, M., Sörensen, K., and T'kindt, V., editors,</text:p>
      <text:p text:style-name="P1"><text:tab/> <text:s/>Metaheuristics for Multiobjective Optimisation, volume 535 of Lecture Notes in</text:p>
      <text:p text:style-name="P1"><text:tab/> <text:s text:c="2"/>Economics and Mathematical Systems, pages 3-37. Springer Berlin Heidelberg.</text:p>
      <text:p text:style-name="P1"/>
      <text:p text:style-name="P1">9<text:tab/>Wang, Y. and Li, K.-B. (2004). An adaptive and iterative algorithm for</text:p>
      <text:p text:style-name="P1"><text:tab/> refining multiple sequence alignment. Computational Biology and Chemistry, 28(2):141-148.</text:p>
      <text:p text:style-name="P1">10<text:tab/>Thompson, J.D., Higgins, D.G., and Gibson, T.J. (1994). CLUSTALW : improving</text:p>
      <text:p text:style-name="P1"><text:tab/> the sensitivity of progressive multiple sequence alignment through</text:p>
      <text:p text:style-name="P1"><text:tab/> <text:s/>sequence weighting, position-specific gap penalties and weight matrix choice.</text:p>
      <text:p text:style-name="P1"><text:tab/> <text:s text:c="2"/>Nucleic Acids Research, 22(22):4673-4680.</text:p>
      <text:p text:style-name="P1">11<text:tab/>Taylor, W. (1988). A flexible method to align large numbers of biological sequences.</text:p>
      <text:p text:style-name="P1"><text:tab/> 28(1-2):161-169.</text:p>
      <text:p text:style-name="P1">12<text:tab/>Notredame, C. and Higgins, D.G. (1996). SAGA: Sequence alignment by genetic algorithm.</text:p>
      <text:p text:style-name="P1"><text:tab/> Nucleic Acids Research, 24(8):1515-1524.</text:p>
      <text:p text:style-name="P1">13<text:tab/>Gotoh, O. (1996). Significant improvement in accuracy of multiple protein sequence</text:p>
      <text:p text:style-name="P1"><text:soft-page-break/><text:tab/> alignments by iterative refinement as assessed by reference to structural alignments.</text:p>
      <text:p text:style-name="P1"><text:tab/> <text:s/>Journal of molecular biology, 264(4):823-838.</text:p>
      <text:p text:style-name="P1">14<text:tab/>Notredame, C., Higgins, D.G., and Heringa, J. (2000). T-coffee: a novel method</text:p>
      <text:p text:style-name="P1"><text:tab/> for fast and accurate multiple sequence alignment. Journal of Molecular Biology, 302(1):205-217.</text:p>
      <text:p text:style-name="P1">15<text:tab/>Zvelebil, M. and Baum. understanding bioinformatics. </text:p>
      <text:p text:style-name="P1"><text:tab/> Garland Science, New York, second edition.</text:p>
      <text:p text:style-name="P1">16<text:tab/>Thompson, J.D., Plewniak, F., and Poch, O. (1999). A comprehensive comparison</text:p>
      <text:p text:style-name="P1"><text:tab/> of multiple sequence alignment programs. Nucleic Acids Research, 27(13):2682-2690.</text:p>
      <text:p text:style-name="P1">17<text:tab/>Marti-Renom, M. A., Madhusudhan, M. S., and Sali, A. (2004).</text:p>
      <text:p text:style-name="P1"><text:tab/> Alignment of protein sequences by their profiles. Protein Science, 13(4):1071-1087.</text:p>
      <text:p text:style-name="P1">18<text:tab/>Kupis, P. and Mańdziuk, J. (2007). Multiple sequence alignment with </text:p>
      <text:p text:style-name="P1"><text:tab/> Evolutionary-Progressive method. In Beliczynski, B., Dzielinski, A., </text:p>
      <text:p text:style-name="P1"><text:tab/> <text:s/>Iwanowski, M., and Ribeiro, B., editors, Adaptive and Natural Computing Algorithms,</text:p>
      <text:p text:style-name="P1"><text:tab/> <text:s text:c="2"/>volume 4431 of Lecture Notes in Computer Science, pages 23-30. Springer</text:p>
      <text:p text:style-name="P1"><text:tab/> <text:s text:c="3"/>Berlin Heidelberg.</text:p>
      <text:p text:style-name="P1">19<text:tab/>Mitchell, M. (1999). An Introduction To Genetic Algorithms. </text:p>
      <text:p text:style-name="P1"><text:tab/> MIT Press, Cambridge, Massachusetts.</text:p>
      <text:p text:style-name="P1">20<text:tab/>Manning, T., Sleator, R. D., and Walsh, P. (2013). Naturally selecting solutions:</text:p>
      <text:p text:style-name="P1"><text:tab/> The use of genetic algorithms in bioinformatics. Bioengineered, 4(5):266-278.</text:p>
      <text:p text:style-name="P1">21<text:tab/>http://www.numpy.org</text:p>
      <text:p text:style-name="P1">22<text:tab/>Silva, F. J. M., Sanchez-Perez, J. M., Gomez-Pulido, J. A., and Vega-Rodriguez, M. A. (2010). </text:p>
      <text:p text:style-name="P1"><text:tab/> An evolutionary approach for performing multiple sequence alignment.</text:p>
      <text:p text:style-name="P1"><text:tab/> <text:s/>In Evolutionary Computation (CEC), 2010 IEEE Congress on, pages 1-7. IEEE.</text:p>
      <text:p text:style-name="P1">23<text:tab/>da Silva, F. J. M., Sanchez Perez, J. M., Pulido, J. A. G., and Rodriguez, M. A. V. (2009).</text:p>
      <text:p text:style-name="P1"><text:tab/> Optimizing multiple sequence alignment by improving mutation operators</text:p>
      <text:p text:style-name="P1"><text:tab/> of a genetic algorithm. In Intelligent Systems Design and Applications,</text:p>
      <text:p text:style-name="P1"><text:tab/> 2009. Ninth International Conference on, pages 1257-1262. IEEE.</text:p>
      <text:p text:style-name="P1">24<text:tab/>Horn, J., Nafpliotis, N., and Goldberg, D. E. (1994). A niched pareto genetic algorithm for</text:p>
      <text:p text:style-name="P1"><text:tab/> multiobjective optimization. In Evolutionary Computation, 1994.</text:p>
      <text:p text:style-name="P1"><text:tab/> <text:s/>IEEE World Congress on Computational Intelligence., Proceedings of the First IEEE</text:p>
      <text:p text:style-name="P1"><text:tab/> <text:s text:c="2"/>Conference on, pages 82-87 vol.1. IEEE.</text:p>
      <text:p text:style-name="P1">25<text:tab/>Chellapilla, K. and Fogel, G. B. (1999). Multiple sequence alignment using evolutionary</text:p>
      <text:p text:style-name="P1"><text:tab/> programming. In Evolutionary Computation, 1999. CEC 99. Proceedings of the 1999 </text:p>
      <text:p text:style-name="P1"><text:tab/> Congress on, volume 1, pages 445-452 Vol. 1. IE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Ubuntu" svg:font-family="Ubuntu"/>
    <style:font-face style:name="Ubuntu Mono" svg:font-family="'Ubuntu Mono'" style:font-pitch="fixed"/>
    <style:font-face style:name="Ubuntu1" svg:font-family="Ubuntu" style:font-pitch="variable"/>
    <style:font-face style:name="Ubuntu2"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4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Ubuntu" fo:font-size="16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2" fo:font-size="14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2"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2"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512cm" fo:margin-right="1.49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3-06T21:38:45</dc:date>
    <dc:creator>David Morrisroe</dc:creator>
    <meta:editing-duration>P1DT4H2M4S</meta:editing-duration>
    <meta:editing-cycles>20</meta:editing-cycles>
    <meta:generator>OpenOffice/4.0.1$Linux OpenOffice.org_project/401m5$Build-9714</meta:generator>
    <meta:document-statistic meta:table-count="1" meta:image-count="0" meta:object-count="0" meta:page-count="7" meta:paragraph-count="112" meta:word-count="2885" meta:character-count="18712"/>
  </office:meta>
</office:document-meta>
</file>